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68])" office:value-type="float" office:value="0.0000280098035780468" calcext:value-type="float">
            <text:p>2.80098035780468E-05</text:p>
          </table:table-cell>
          <table:table-cell table:formula="of:=AVERAGE([.N2:.N268])" office:value-type="float" office:value="0.0000450772972902938" calcext:value-type="float">
            <text:p>4.50772972902938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23:06:27.7473678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2-11T23:46:45.593703477</dc:date>
    <meta:editing-duration>P1DT2H25M51S</meta:editing-duration>
    <meta:editing-cycles>167</meta:editing-cycles>
    <meta:generator>LibreOffice/7.3.0.3$Linux_X86_64 LibreOffice_project/30$Build-3</meta:generator>
    <meta:document-statistic meta:table-count="1" meta:cell-count="4231" meta:object-count="0"/>
  </office:meta>
</office:document-meta>
</file>